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draw:fill-color="#bfbfbf" fo:padding-top="-0.045cm" fo:padding-bottom="-0.045cm" fo:padding-left="-0.045cm" fo:padding-right="-0.045cm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svg:stroke-color="#000000" draw:fill="none" draw:fill-color="#ffffff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0.429cm" fo:min-width="0.143cm"/>
    </style:style>
  </office:automatic-styles>
  <office:body>
    <office:drawing>
      <draw:page draw:name="page1" draw:style-name="dp1" draw:master-page-name="Default">
        <draw:g>
          <draw:glue-point draw:id="4" svg:x="0cm" svg:y="2.143cm"/>
          <draw:glue-point draw:id="5" svg:x="0cm" svg:y="-5cm"/>
          <draw:glue-point draw:id="6" svg:x="-5cm" svg:y="-1.429cm"/>
          <draw:glue-point draw:id="7" svg:x="5cm" svg:y="-1.429cm"/>
          <draw:rect draw:style-name="gr1" draw:layer="layout" svg:width="1.286cm" svg:height="1.143cm" svg:x="0.143cm" svg:y="0.214cm">
            <text:p/>
          </draw:rect>
          <draw:line draw:style-name="gr2" draw:layer="layout" svg:x1="0cm" svg:y1="0.214cm" svg:x2="0.143cm" svg:y2="0.214cm">
            <text:p/>
          </draw:line>
          <draw:line draw:style-name="gr2" draw:layer="layout" svg:x1="0cm" svg:y1="1.357cm" svg:x2="0.143cm" svg:y2="1.357cm">
            <text:p/>
          </draw:line>
          <draw:line draw:style-name="gr2" draw:layer="layout" svg:x1="0.143cm" svg:y1="0.214cm" svg:x2="0.143cm" svg:y2="0cm">
            <text:p/>
          </draw:line>
          <draw:line draw:style-name="gr2" draw:layer="layout" svg:x1="0.286cm" svg:y1="0.214cm" svg:x2="0.286cm" svg:y2="0cm">
            <text:p/>
          </draw:line>
          <draw:line draw:style-name="gr2" draw:layer="layout" svg:x1="1.071cm" svg:y1="0.214cm" svg:x2="1.071cm" svg:y2="0cm">
            <text:p/>
          </draw:line>
          <draw:line draw:style-name="gr2" draw:layer="layout" svg:x1="1.214cm" svg:y1="0.214cm" svg:x2="1.214cm" svg:y2="0cm">
            <text:p/>
          </draw:line>
          <draw:rect draw:style-name="gr3" draw:layer="layout" svg:width="1.429cm" svg:height="1.429cm" svg:x="0cm" svg:y="0cm">
            <text:p/>
          </draw:rect>
          <draw:frame draw:style-name="gr4" draw:layer="layout" svg:width="0.143cm" svg:height="1.025cm" svg:x="0.714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component</dc:title>
    <meta:creation-date>2011-02-07T16:55:55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